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388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2f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389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390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5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7cm" fo:min-width="0.20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7cm" fo:min-width="0.51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89cm" fo:min-width="0.31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7cm" fo:min-width="0.22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9cm" fo:min-width="0.2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9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7cm" fo:min-width="0.20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ffe2f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language-asian="fr" style:country-asian="FR" style:font-style-asian="normal" style:font-weight-asian="normal" style:font-name-complex="Tahoma" style:font-size-complex="9pt" style:language-complex="fr" style:country-complex="FR" style:font-style-complex="normal" style:font-weight-complex="normal" style:text-emphasize="none" style:text-scale="100%" style:font-relief="none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language-asian="fr" style:country-asian="FR" style:font-style-asian="normal" style:font-weight-asian="normal" style:font-name-complex="Tahoma" style:font-size-complex="9pt" style:language-complex="fr" style:country-complex="FR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969cm" svg:height="1.444cm" svg:x="10.745cm" svg:y="14.24cm" svg:viewBox="0 0 1970 1445" draw:points="0,1445 0,0 1970,5 5,1445">
            <text:p/>
          </draw:polygon>
          <draw:line draw:style-name="gr2" draw:text-style-name="P2" draw:layer="layout" svg:x1="10.746cm" svg:y1="14.247cm" svg:x2="12.725cm" svg:y2="14.247cm">
            <text:p/>
          </draw:line>
          <draw:rect draw:style-name="gr3" draw:text-style-name="P3" draw:layer="layout" svg:width="1.955cm" svg:height="1.44cm" svg:x="8.79cm" svg:y="14.242cm">
            <text:p/>
          </draw:rect>
          <draw:line draw:style-name="gr4" draw:text-style-name="P2" draw:layer="layout" svg:x1="10.746cm" svg:y1="14.247cm" svg:x2="10.746cm" svg:y2="15.686cm">
            <text:p/>
          </draw:line>
          <draw:line draw:style-name="gr5" draw:text-style-name="P2" draw:layer="layout" svg:x1="10.746cm" svg:y1="15.683cm" svg:x2="12.709cm" svg:y2="14.247cm">
            <text:p/>
          </draw:line>
          <draw:line draw:style-name="gr6" draw:text-style-name="P2" draw:layer="layout" svg:x1="8.795cm" svg:y1="14.247cm" svg:x2="10.749cm" svg:y2="14.247cm">
            <text:p/>
          </draw:line>
          <draw:line draw:style-name="gr6" draw:text-style-name="P2" draw:layer="layout" svg:x1="10.749cm" svg:y1="15.681cm" svg:x2="8.795cm" svg:y2="15.681cm">
            <text:p/>
          </draw:line>
          <draw:line draw:style-name="gr6" draw:text-style-name="P2" draw:layer="layout" svg:x1="8.795cm" svg:y1="14.247cm" svg:x2="8.795cm" svg:y2="15.686cm">
            <text:p/>
          </draw:line>
          <draw:frame draw:style-name="gr7" draw:text-style-name="P5" draw:layer="layout" svg:width="0.53cm" svg:height="0.38cm" draw:transform="rotate (1.5707963267949) translate (8.426cm 15.231cm)">
            <draw:text-box>
              <text:p text:style-name="P4"><text:span text:style-name="T1">2,5</text:span></text:p>
            </draw:text-box>
          </draw:frame>
          <draw:frame draw:style-name="gr8" draw:text-style-name="P5" draw:layer="layout" svg:width="0.207cm" svg:height="0.387cm" svg:x="9.629cm" svg:y="13.854cm">
            <draw:text-box>
              <text:p text:style-name="P4"><text:span text:style-name="T1">7</text:span></text:p>
            </draw:text-box>
          </draw:frame>
          <draw:frame draw:style-name="gr9" draw:text-style-name="P5" draw:layer="layout" svg:width="0.512cm" svg:height="0.387cm" svg:x="11.483cm" svg:y="13.854cm">
            <draw:text-box>
              <text:p text:style-name="P4"><text:span text:style-name="T1">5,4</text:span></text:p>
            </draw:text-box>
          </draw:frame>
          <draw:frame draw:style-name="gr10" draw:text-style-name="P5" draw:layer="layout" svg:width="0.218cm" svg:height="0.389cm" svg:x="8.566cm" svg:y="13.864cm">
            <draw:text-box>
              <text:p text:style-name="P4"><text:span text:style-name="T1">A</text:span></text:p>
            </draw:text-box>
          </draw:frame>
          <draw:frame draw:style-name="gr11" draw:text-style-name="P5" draw:layer="layout" svg:width="0.223cm" svg:height="0.387cm" svg:x="10.631cm" svg:y="13.854cm">
            <draw:text-box>
              <text:p text:style-name="P4"><text:span text:style-name="T1">B</text:span></text:p>
            </draw:text-box>
          </draw:frame>
          <draw:frame draw:style-name="gr12" draw:text-style-name="P5" draw:layer="layout" svg:width="0.225cm" svg:height="0.389cm" svg:x="12.72cm" svg:y="13.857cm">
            <draw:text-box>
              <text:p text:style-name="P4"><text:span text:style-name="T1">C</text:span></text:p>
            </draw:text-box>
          </draw:frame>
          <draw:frame draw:style-name="gr13" draw:text-style-name="P5" draw:layer="layout" svg:width="0.249cm" svg:height="0.389cm" svg:x="10.757cm" svg:y="15.672cm">
            <draw:text-box>
              <text:p text:style-name="P4"><text:span text:style-name="T1">D</text:span></text:p>
            </draw:text-box>
          </draw:frame>
          <draw:frame draw:style-name="gr14" draw:text-style-name="P5" draw:layer="layout" svg:width="0.204cm" svg:height="0.387cm" svg:x="8.583cm" svg:y="15.677cm">
            <draw:text-box>
              <text:p text:style-name="P4"><text:span text:style-name="T1">E</text:span></text:p>
            </draw:text-box>
          </draw:frame>
          <draw:rect draw:style-name="gr15" draw:text-style-name="P6" draw:layer="layout" svg:width="0.151cm" svg:height="0.151cm" svg:x="8.797cm" svg:y="14.243cm">
            <text:p/>
          </draw:rect>
          <draw:rect draw:style-name="gr15" draw:text-style-name="P6" draw:layer="layout" svg:width="0.151cm" svg:height="0.151cm" svg:x="8.797cm" svg:y="15.533cm">
            <text:p/>
          </draw:rect>
          <draw:rect draw:style-name="gr15" draw:text-style-name="P6" draw:layer="layout" svg:width="0.151cm" svg:height="0.151cm" svg:x="10.598cm" svg:y="15.533cm">
            <text:p/>
          </draw:rect>
          <draw:rect draw:style-name="gr15" draw:text-style-name="P6" draw:layer="layout" svg:width="0.151cm" svg:height="0.151cm" svg:x="10.598cm" svg:y="14.24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388" draw:display-name="Dashed (var) 6388" draw:style="rect" draw:dots1="1" draw:dots1-length="0.006cm" draw:dots2="1" draw:dots2-length="0.006cm" draw:distance="0.006cm"/>
    <draw:stroke-dash draw:name="Dashed_20__28_var_29__20_6389" draw:display-name="Dashed (var) 6389" draw:style="rect" draw:dots1="1" draw:dots1-length="0.006cm" draw:dots2="1" draw:dots2-length="0.006cm" draw:distance="0.006cm"/>
    <draw:stroke-dash draw:name="Dashed_20__28_var_29__20_6390" draw:display-name="Dashed (var) 6390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49.546201822</meta:creation-date>
    <dc:date>2018-03-22T10:18:10.144653192</dc:date>
    <meta:editing-duration>PT20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